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3pt" fo:font-weight="normal"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51cae1" officeooo:paragraph-rsid="0051cae1"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bold" officeooo:rsid="0051cae1" officeooo:paragraph-rsid="0051cae1"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4pt" fo:font-weight="normal" officeooo:rsid="00319ff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319ff8" officeooo:paragraph-rsid="005ce04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officeooo:rsid="00319ff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319ff8" officeooo:paragraph-rsid="005ce04d"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3pt" fo:font-weight="normal" officeooo:rsid="0051cae1" officeooo:paragraph-rsid="0051cae1"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4pt" fo:font-weight="normal" officeooo:rsid="00319ff8" officeooo:paragraph-rsid="005ce04d"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bold" officeooo:rsid="00319ff8" officeooo:paragraph-rsid="005ce04d" style:font-size-asian="12.25pt" style:font-weight-asian="bold" style:font-size-complex="14pt"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weight="bold" fo:background-color="#fff200" loext:char-shading-value="0" style:font-weight-asian="bold"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style:text-underline-style="solid" style:text-underline-width="auto" style:text-underline-color="font-color" fo:font-weight="bold" fo:background-color="#fff200" loext:char-shading-value="0" style:font-weight-asian="bold" style:font-weight-complex="bold"/>
    </style:style>
    <style:style style:name="T7" style:family="text">
      <style:text-properties officeooo:rsid="005ce04d"/>
    </style:style>
    <style:style style:name="T8" style:family="text">
      <style:text-properties officeooo:rsid="007247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Learning C++ is an adventure of discovery, particularly because the language accommodates <text:span text:style-name="T1">several programming paradigms</text:span>, including <text:span text:style-name="T4">object-oriented</text:span> programming, <text:span text:style-name="T4">generic</text:span> programming, and the <text:span text:style-name="T4">traditional procedural</text:span> programming. C++ Primer Plus discusses the basic C language and presents C++ features, making this book self-contained.</text:p>
      <text:p text:style-name="P2"/>
      <text:list xml:id="list282795561" text:style-name="L1">
        <text:list-item>
          <text:p text:style-name="P9">Data</text:p>
        </text:list-item>
        <text:list-item>
          <text:p text:style-name="P9">Loops and Relational Expression</text:p>
        </text:list-item>
        <text:list-item>
          <text:p text:style-name="P9">Branching Statements &amp; logical Operators</text:p>
        </text:list-item>
        <text:list-item>
          <text:p text:style-name="P9">Function</text:p>
        </text:list-item>
        <text:list-item>
          <text:p text:style-name="P9">Memory Models and Namespaces</text:p>
        </text:list-item>
        <text:list-item>
          <text:p text:style-name="P9">Objects and Classes</text:p>
        </text:list-item>
        <text:list-item>
          <text:p text:style-name="P9">Dynamic memory allocation</text:p>
        </text:list-item>
        <text:list-item>
          <text:p text:style-name="P9">Exception</text:p>
        </text:list-item>
        <text:list-item>
          <text:p text:style-name="P9">Templates</text:p>
        </text:list-item>
      </text:list>
      <text:p text:style-name="P3"/>
      <text:p text:style-name="P4">GETTING STARTED</text:p>
      <text:p text:style-name="P3">• The history and philosophy of C and of C++</text:p>
      <text:p text:style-name="P3">• Procedural versus object-oriented programming</text:p>
      <text:p text:style-name="P3">• How C++ adds object-oriented concepts to the C language</text:p>
      <text:p text:style-name="P3">• How C++ adds generic programming concepts to the C language</text:p>
      <text:p text:style-name="P3">• Programming language standards</text:p>
      <text:p text:style-name="P3">• The mechanics of creating a program</text:p>
      <text:p text:style-name="P5"/>
      <text:p text:style-name="P5">Its C ancestry brings to C++ the tradition of an <text:span text:style-name="T4">efficient</text:span>, <text:span text:style-name="T4">compact</text:span>, <text:span text:style-name="T6">fast</text:span>, and <text:span text:style-name="T4">portable</text:span> language. Its object-oriented heritage brings C++ a fresh programming methodology, designed to cope with the escalating complexity of modern programming tasks. Its template features bring yet another new programming methodology: generic programming. This triple heritage is both a blessing and a bane. It makes the language very powerful, but it also means there’s a lot to learn.</text:p>
      <text:p text:style-name="P5"/>
      <text:p text:style-name="P5">If you are beginning to think that learning C++ may involve some mind-stretching effort on your part, you’re right. This book is not intended to be a complete C++ reference; it doesn’t explore every nook and cranny of the language. But you will learn all the major features of the language.</text:p>
      <text:p text:style-name="P5"/>
      <text:p text:style-name="P7">The Origins of C++: A Little History</text:p>
      <text:p text:style-name="P6">An operating system is a <text:span text:style-name="T1">set of programs</text:span> that manages a computer’s resources and handles its interactions with users. A high-level language is oriented toward problem solving instead of toward specific hardware. Special programs called compilers translate a high-level language to the internal language of a particular computer. In general, computer languages deal with two concepts—data and algorithms. The data constitutes the information a program uses and processes. The algorithms are the methods the program uses. <text:span text:style-name="T7">(see pg 37)</text:span></text:p>
      <text:p text:style-name="P6"/>
      <text:p text:style-name="P6"><text:span text:style-name="T7"><text:s/>Data + algorithms = </text:span>program.</text:p>
      <text:p text:style-name="P6"><text:soft-page-break/>Top-down design was another of the new principles. With C, the idea is to break a large program into smaller, more manageable tasks. If one of these tasks is still too broad, you divide it into yet smaller tasks. You continue with this process until the program is compartmentalized into small, easily programmed modules.</text:p>
      <text:p text:style-name="P6"/>
      <text:p text:style-name="P6">C’s design facilitates this approach, encouraging you to develop program units called</text:p>
      <text:p text:style-name="P6">functions to represent individual task modules. As you may have noticed, the structured programming techniques reflect a procedural mind-set, thinking of a program in terms of the actions it performs.</text:p>
      <text:p text:style-name="P6"/>
      <text:p text:style-name="P6">Although the principles of structured programming improved the <text:span text:style-name="T1">clarity</text:span>, <text:span text:style-name="T1">reliability</text:span>, and <text:span text:style-name="T1">ease of maintenance</text:span> of programs, large-scale programming still remains a challenge. OOP brings a new approach to that challenge. Unlike procedural programming, which emphasizes algorithms, OOP emphasizes the data. Rather than <text:span text:style-name="T1">try to fit a problem to the procedural approach of a language,</text:span> <text:span text:style-name="T1">OOP attempts to fit the language to the problem. </text:span>The idea is to design data forms that correspond to the essential features of a problem.</text:p>
      <text:p text:style-name="P6"/>
      <text:p text:style-name="P6">In C++, a <text:span text:style-name="T1">class is a specification describing such a new data form,</text:span> and an object is a particular data structure constructed according to that plan. For example, a class could describe the general properties of a corporation executive (name, title, salary, unusual abilities, for example), while an object would represent a specific executive (Guilford Sheepblat, vice president, $325,000, knows how to restore the Windows registry). In general, a class defines what data is used to represent an object and the operations that can be performed on that data.</text:p>
      <text:p text:style-name="P6"/>
      <text:p text:style-name="P6">The process of going <text:span text:style-name="T1">from a lower level of organization</text:span>, such as classes, to a higher level, such as program design, is called bottom-up programming. There’s more to OOP than the binding of data and methods into a class definition. For example, OOP facilitates creating <text:span text:style-name="T1">reusable code,</text:span> and that can eventually save a lot of work. Information hiding safeguards data from improper access. Polymorphism lets you create multiple definitions for operators and functions, with the programming context determining which definition is used. Inheritance lets you derive new classes from old ones.</text:p>
      <text:p text:style-name="P6"/>
      <text:p text:style-name="P6">As you can see, OOP introduces many new ideas and involves a different approach to programming than does procedural programming. Instead of concentrating on tasks, you concentrate on <text:span text:style-name="T1">representing concepts</text:span>. Instead of taking a top-down programming approach, you sometimes take a bottom-up approach.</text:p>
      <text:p text:style-name="P6"/>
      <text:p text:style-name="P8">C++ and Generic Programming</text:p>
      <text:p text:style-name="P6">Generic programming is yet another programming paradigm supported by C++. It shares with OOP the aim of making it simpler to reuse code and the technique of abstracting general concepts. But whereas OOP emphasizes the data aspect of programming, generic programming emphasizes the algorithmic aspect. And its focus <text:soft-page-break/>is different. OOP is a tool for managing large projects, whereas generic programming provides tools for performing common tasks, such as sorting data or merging lists. The term generic refers to create code that is type independent. The name C++ comes from the C increment operator ++ , which adds one to the value of a variable. Therefore, the name C++ correctly suggests an augmented version of C.</text:p>
      <text:p text:style-name="P6"/>
      <text:p text:style-name="P6">OOP heritage provides a high level of abstraction. C heritage provides low-level hardware access. If you can recompile the program without making changes and it runs without a hitch, we say the program is portable. There are a couple obstacles to portability, the first of which is hardware. A program that is hardware specific is not likely to be portable. Computer languages, too, can develop dialects.</text:p>
      <text:p text:style-name="P6"/>
      <text:p text:style-name="P8">The Mechanics of Creating a Program</text:p>
      <text:p text:style-name="P6">1. Use a text editor of some sort to write the program and save it in a file. This file constitutes the source code for your program.</text:p>
      <text:p text:style-name="P6"/>
      <text:p text:style-name="P6">2. Compile the source code. This means running a program that translates the source code to the <text:span text:style-name="T2">internal language</text:span>, called <text:span text:style-name="T5">machine language</text:span>, used by the host computer. The file containing the translated program is the <text:span text:style-name="T5">object code</text:span> for your program.</text:p>
      <text:p text:style-name="P6"/>
      <text:p text:style-name="P6">3. <text:span text:style-name="T2">Link the object code with additional code. </text:span>For example, C++ programs normally use libraries. A C++ library contains object code for a collection of computer <text:span text:style-name="T2">routines</text:span>, called functions, to perform tasks such as displaying information onscreen or calculating the square root of a number. Linking combines your object code with object code for the functions you use and with some <text:span text:style-name="T5">standard startup code</text:span> to produce a <text:span text:style-name="T5">runtime version</text:span> of your program. The file containing this final product is called the executable code. <text:span text:style-name="T8">(see pg 43 -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09:03:32.673505301</meta:creation-date>
    <dc:date>2019-01-15T22:31:39.030966254</dc:date>
    <meta:editing-duration>PT3H43M46S</meta:editing-duration>
    <meta:editing-cycles>9</meta:editing-cycles>
    <meta:generator>LibreOffice/6.0.6.2$Linux_X86_64 LibreOffice_project/00m0$Build-2</meta:generator>
    <meta:document-statistic meta:table-count="0" meta:image-count="0" meta:object-count="0" meta:page-count="3" meta:paragraph-count="37" meta:word-count="1082" meta:character-count="6834" meta:non-whitespace-character-count="5798"/>
  </office:meta>
</office:document-meta>
</file>